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ea339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ea339" officeooo:paragraph-rsid="000ea339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text-properties style:font-name="Liberation Mono" fo:font-size="10pt" officeooo:rsid="000ea339" officeooo:paragraph-rsid="00100b25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2">
      <style:text-properties style:font-name="Liberation Mono" fo:font-size="10pt" officeooo:rsid="000ea339" officeooo:paragraph-rsid="000ea339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3">
      <style:text-properties style:font-name="Liberation Mono" fo:font-size="10pt" officeooo:rsid="000ea339" officeooo:paragraph-rsid="000ea339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3">
      <style:text-properties style:font-name="Liberation Mono" fo:font-size="10pt" officeooo:rsid="000ea339" officeooo:paragraph-rsid="00100b25" style:font-name-asian="Courier New" style:font-size-asian="10pt" style:font-name-complex="Liberation Mono" style:font-size-complex="10pt"/>
    </style:style>
    <style:style style:name="T1" style:family="text">
      <style:text-properties officeooo:rsid="00100b25"/>
    </style:style>
    <style:style style:name="T2" style:family="text">
      <style:text-properties officeooo:rsid="001188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5<text:span text:style-name="T1">8</text:span>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3">Stop <text:span text:style-name="T1">Server</text:span>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3">Need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3">Stop Application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3">DM requires the ability to stop the <text:span text:style-name="T1">server, ending the server process</text:span>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3">The DM clicks the “<text:span text:style-name="T2">stop server”</text:span> button, or inputs the related hotkey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7977717186193541069" text:style-name="L1">
              <text:list-item>
                <text:p text:style-name="P5">“<text:span text:style-name="T2">stop</text:span> server” button is clicked or hotkey input</text:p>
                <text:p text:style-name="P5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3933884895496200014" text:style-name="L2">
              <text:list-item>
                <text:p text:style-name="P6">The server is closed and the process ended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5114849338115735468" text:style-name="L3">
              <text:list-item>
                <text:p text:style-name="P7">The DM wishes to <text:span text:style-name="T1">close the server</text:span></text:p>
              </text:list-item>
              <text:list-item>
                <text:p text:style-name="P8">The DM clicks the “<text:span text:style-name="T2">stop server”</text:span> button or inputs the related hotkey</text:p>
              </text:list-item>
              <text:list-item>
                <text:p text:style-name="P7">The <text:span text:style-name="T1">server</text:span> closes and its process is <text:span text:style-name="T1">ended</text:span></text:p>
              </text:list-item>
            </text:list>
            <text:p text:style-name="P1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36:43.542000000</dc:date>
    <meta:editing-duration>PT1H5M39S</meta:editing-duration>
    <meta:editing-cycles>10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5" meta:word-count="100" meta:character-count="545" meta:non-whitespace-character-count="472"/>
  </office:meta>
</office:document-meta>
</file>